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style:font-name="Arial1" fo:font-size="10pt" fo:language="es" fo:country="ES" fo:font-style="italic" style:font-size-asian="10pt" style:font-style-asian="italic" style:font-name-complex="Arial2" style:font-size-complex="10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i nombre es Betsy Tatiana Flórez Carrillo, soy Ingeniera Industrial, con un Diplomado de Profundización Supply Chain Management y Logística y una Especialización en Gestión de Proyectos. Con experiencia en servicio al cliente interno/externo, gestión de operaciones, gestión de calidad, gestión administrativa, logística y distribución, generando soluciones/respuestas a solicitudes, peticiones, quejas o reclamos. Dominio de herramientas informáticas, análisis de datos (Power BI, Access, Excel) y bases de datos Microsoft SQL Server y PostgreSQL.</text:span></text:p>
      <text:p text:style-name="Standard"/>
      <text:p text:style-name="Standard">Ana María Alzate Posada, <text:s/>Ingeniera Industrial especialista en evaluación financiera de proyectos, egresada de la Universidad de Antioquia y oriunda de la ciudad de Medellín. Actualmente en el cargo de analista de planeación de la demanda para la organización Solla S.A. y participante de un proyecto de generación de pronósticos de ventas que incorporan modelos de inteligencia artificial para la mejora de la asertividad del pronóstico, lo que motiva la adquisición del conocimiento ofrecido en el programa de MisiónTIC 20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CO"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CO"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TSY TATIANA FLOREZ CARRILLO</meta:initial-creator>
    <dc:creator>Ana María Alzate</dc:creator>
    <meta:editing-cycles>1</meta:editing-cycles>
    <meta:creation-date>2021-09-15T01:02:00</meta:creation-date>
    <dc:date>2021-09-15T20:44:30.40</dc:date>
    <meta:editing-duration>PT25S</meta:editing-duration>
    <meta:generator>OpenOffice/4.1.9$Win32 OpenOffice.org_project/419m1$Build-9805</meta:generator>
    <meta:document-statistic meta:table-count="0" meta:image-count="0" meta:object-count="0" meta:page-count="1" meta:paragraph-count="2" meta:word-count="153" meta:character-count="10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